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16.7mm"/>
    </style:style>
    <style:style style:name="co7" style:family="table-column">
      <style:table-column-properties fo:break-before="auto" style:column-width="20.73mm"/>
    </style:style>
    <style:style style:name="co8" style:family="table-column">
      <style:table-column-properties fo:break-before="auto" style:column-width="15.91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6.74mm"/>
    </style:style>
    <style:style style:name="co13" style:family="table-column">
      <style:table-column-properties fo:break-before="auto" style:column-width="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 style:data-style-name="N123"/>
    <style:style style:name="ce1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scor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Escores de QI de dois grupos de crianças que viviam próximo a uma fundição de chumbo.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Grupo 1 – Baixo</text:p>
            <text:p>Nível de Chumbo</text:p>
          </table:table-cell>
          <table:table-cell table:style-name="ce2" office:value-type="string" calcext:value-type="string">
            <text:p>Grupo 2 – Alto</text:p>
            <text:p>Nível de Chumb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requencia" table:style-name="ta1">
        <office:forms form:automatic-focus="false" form:apply-design-mode="false"/>
        <table:shapes>
          <draw:frame draw:z-index="0" draw:style-name="gr1" draw:text-style-name="P1" svg:width="159.99mm" svg:height="89.99mm" svg:x="739.35mm" svg:y="10.34mm">
            <loext:p draw:notify-on-update-of-ranges="frequencia.H6:frequencia.H15 frequencia.I5:frequencia.I5 frequencia.I6:frequencia.I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2">
          <table:table-cell/>
          <table:table-cell table:style-name="ce5" office:value-type="string" calcext:value-type="string">
            <text:p>Grupo 1 – Baixo</text:p>
            <text:p>Nível de Chumbo</text:p>
          </table:table-cell>
          <table:table-cell table:style-name="ce5" office:value-type="string" calcext:value-type="string">
            <text:p>Grupo 2 – Alto</text:p>
            <text:p>Nível de Chumbo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º Classes:</text:p>
          </table:table-cell>
          <table:table-cell table:formula="of:=COUNTIF([.E6:.E15]; &quot;&lt;&gt;0&quot;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mplitude:</text:p>
          </table:table-cell>
          <table:table-cell table:formula="of:=CEILING(([.B54]-[.B53])/[.F2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8" office:value-type="string" calcext:value-type="string" table:number-columns-spanned="8" table:number-rows-spanned="1">
            <text:p>Baixo Nível de Chumbo</text:p>
          </table:table-cell>
          <table:covered-table-cell table:number-columns-repeated="4"/>
          <table:covered-table-cell table:number-columns-repeated="3" table:style-name="ce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office:value-type="string" calcext:value-type="string">
            <text:p>Classe</text:p>
          </table:table-cell>
          <table:table-cell table:style-name="ce9" office:value-type="string" calcext:value-type="string">
            <text:p>Inferior</text:p>
          </table:table-cell>
          <table:table-cell table:style-name="ce9" office:value-type="string" calcext:value-type="string">
            <text:p>Superior</text:p>
          </table:table-cell>
          <table:table-cell table:style-name="ce9" office:value-type="string" calcext:value-type="string">
            <text:p>Intervalo</text:p>
          </table:table-cell>
          <table:table-cell table:style-name="ce9" office:value-type="string" calcext:value-type="string">
            <text:p>Frequencia</text:p>
          </table:table-cell>
          <table:table-cell table:style-name="ce9" office:value-type="string" calcext:value-type="string">
            <text:p>Freq. Relativa</text:p>
          </table:table-cell>
          <table:table-cell table:style-name="ce9" office:value-type="string" calcext:value-type="string">
            <text:p>Freq. Percentual</text:p>
          </table:table-cell>
          <table:table-cell table:style-name="ce9" office:value-type="string" calcext:value-type="string">
            <text:p>Freq. Acumulada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formula="of:=[.B53]" office:value-type="float" office:value="40" calcext:value-type="float">
            <text:p>40</text:p>
          </table:table-cell>
          <table:table-cell table:formula="of:=[.F6]+[.F3]" office:value-type="float" office:value="55" calcext:value-type="float">
            <text:p>55</text:p>
          </table:table-cell>
          <table:table-cell table:formula="of:=[.F6] &amp; &quot; &lt;= e &lt; &quot; &amp; [.G6]" office:value-type="string" office:string-value="40 &lt;= e &lt; 55" calcext:value-type="string">
            <text:p>40 &lt;= e &lt; 55</text:p>
          </table:table-cell>
          <table:table-cell table:formula="of:=COUNTIFS([.B$2:.B$51];&quot;&gt;=&quot;&amp;[.F6]; [.B$2:.B$51];&quot;&lt;&quot;&amp;[.G6])" office:value-type="float" office:value="1" calcext:value-type="float">
            <text:p>1</text:p>
          </table:table-cell>
          <table:table-cell table:style-name="ce11" table:formula="of:=[.I6]/[.I$18]" office:value-type="float" office:value="0.0555555555555556" calcext:value-type="float">
            <text:p>0.056</text:p>
          </table:table-cell>
          <table:table-cell table:style-name="ce12" table:formula="of:=[.J6]*100" office:value-type="float" office:value="5.55555555555556" calcext:value-type="float">
            <text:p>5.6</text:p>
          </table:table-cell>
          <table:table-cell table:formula="of:=[.I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formula="of:=[.F6]+[.F$3]" office:value-type="float" office:value="55" calcext:value-type="float">
            <text:p>55</text:p>
          </table:table-cell>
          <table:table-cell table:formula="of:=[.F7]+[.F$3]" office:value-type="float" office:value="70" calcext:value-type="float">
            <text:p>70</text:p>
          </table:table-cell>
          <table:table-cell table:formula="of:=[.F7] &amp; &quot; &lt;= e &lt; &quot; &amp; [.G7]" office:value-type="string" office:string-value="55 &lt;= e &lt; 70" calcext:value-type="string">
            <text:p>55 &lt;= e &lt; 70</text:p>
          </table:table-cell>
          <table:table-cell table:formula="of:=COUNTIFS([.B$2:.B$51];&quot;&gt;=&quot;&amp;[.F7]; [.B$2:.B$51];&quot;&lt;&quot;&amp;[.G7])" office:value-type="float" office:value="2" calcext:value-type="float">
            <text:p>2</text:p>
          </table:table-cell>
          <table:table-cell table:style-name="ce11" table:formula="of:=[.I7]/[.I$18]" office:value-type="float" office:value="0.111111111111111" calcext:value-type="float">
            <text:p>0.111</text:p>
          </table:table-cell>
          <table:table-cell table:style-name="ce12" table:formula="of:=[.J7]*100" office:value-type="float" office:value="11.1111111111111" calcext:value-type="float">
            <text:p>11.1</text:p>
          </table:table-cell>
          <table:table-cell table:formula="of:=[.L6]+[.I7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formula="of:=[.F7]+[.F$3]" office:value-type="float" office:value="70" calcext:value-type="float">
            <text:p>70</text:p>
          </table:table-cell>
          <table:table-cell table:formula="of:=[.F8]+[.F$3]" office:value-type="float" office:value="85" calcext:value-type="float">
            <text:p>85</text:p>
          </table:table-cell>
          <table:table-cell table:formula="of:=[.F8] &amp; &quot; &lt;= e &lt; &quot; &amp; [.G8]" office:value-type="string" office:string-value="70 &lt;= e &lt; 85" calcext:value-type="string">
            <text:p>70 &lt;= e &lt; 85</text:p>
          </table:table-cell>
          <table:table-cell table:formula="of:=COUNTIFS([.B$2:.B$51];&quot;&gt;=&quot;&amp;[.F8]; [.B$2:.B$51];&quot;&lt;&quot;&amp;[.G8])" office:value-type="float" office:value="1" calcext:value-type="float">
            <text:p>1</text:p>
          </table:table-cell>
          <table:table-cell table:style-name="ce11" table:formula="of:=[.I8]/[.I$18]" office:value-type="float" office:value="0.0555555555555556" calcext:value-type="float">
            <text:p>0.056</text:p>
          </table:table-cell>
          <table:table-cell table:style-name="ce12" table:formula="of:=[.J8]*100" office:value-type="float" office:value="5.55555555555556" calcext:value-type="float">
            <text:p>5.6</text:p>
          </table:table-cell>
          <table:table-cell table:formula="of:=[.L7]+[.I8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formula="of:=[.F8]+[.F$3]" office:value-type="float" office:value="85" calcext:value-type="float">
            <text:p>85</text:p>
          </table:table-cell>
          <table:table-cell table:formula="of:=[.F9]+[.F$3]" office:value-type="float" office:value="100" calcext:value-type="float">
            <text:p>100</text:p>
          </table:table-cell>
          <table:table-cell table:formula="of:=[.F9] &amp; &quot; &lt;= e &lt; &quot; &amp; [.G9]" office:value-type="string" office:string-value="85 &lt;= e &lt; 100" calcext:value-type="string">
            <text:p>85 &lt;= e &lt; 100</text:p>
          </table:table-cell>
          <table:table-cell table:formula="of:=COUNTIFS([.B$2:.B$51];&quot;&gt;=&quot;&amp;[.F9]; [.B$2:.B$51];&quot;&lt;&quot;&amp;[.G9])" office:value-type="float" office:value="7" calcext:value-type="float">
            <text:p>7</text:p>
          </table:table-cell>
          <table:table-cell table:style-name="ce11" table:formula="of:=[.I9]/[.I$18]" office:value-type="float" office:value="0.388888888888889" calcext:value-type="float">
            <text:p>0.389</text:p>
          </table:table-cell>
          <table:table-cell table:style-name="ce12" table:formula="of:=[.J9]*100" office:value-type="float" office:value="38.8888888888889" calcext:value-type="float">
            <text:p>38.9</text:p>
          </table:table-cell>
          <table:table-cell table:formula="of:=[.L8]+[.I9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formula="of:=[.F9]+[.F$3]" office:value-type="float" office:value="100" calcext:value-type="float">
            <text:p>100</text:p>
          </table:table-cell>
          <table:table-cell table:formula="of:=[.F10]+[.F$3]" office:value-type="float" office:value="115" calcext:value-type="float">
            <text:p>115</text:p>
          </table:table-cell>
          <table:table-cell table:formula="of:=[.F10] &amp; &quot; &lt;= e &lt; &quot; &amp; [.G10]" office:value-type="string" office:string-value="100 &lt;= e &lt; 115" calcext:value-type="string">
            <text:p>100 &lt;= e &lt; 115</text:p>
          </table:table-cell>
          <table:table-cell table:formula="of:=COUNTIFS([.B$2:.B$51];&quot;&gt;=&quot;&amp;[.F10]; [.B$2:.B$51];&quot;&lt;&quot;&amp;[.G10])" office:value-type="float" office:value="7" calcext:value-type="float">
            <text:p>7</text:p>
          </table:table-cell>
          <table:table-cell table:style-name="ce11" table:formula="of:=[.I10]/[.I$18]" office:value-type="float" office:value="0.388888888888889" calcext:value-type="float">
            <text:p>0.389</text:p>
          </table:table-cell>
          <table:table-cell table:style-name="ce12" table:formula="of:=[.J10]*100" office:value-type="float" office:value="38.8888888888889" calcext:value-type="float">
            <text:p>38.9</text:p>
          </table:table-cell>
          <table:table-cell table:formula="of:=[.L9]+[.I10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7"/>
          <table:table-cell table:formula="of:=[.F10]+[.F$3]" office:value-type="float" office:value="115" calcext:value-type="float">
            <text:p>115</text:p>
          </table:table-cell>
          <table:table-cell table:formula="of:=[.F11]+[.F$3]" office:value-type="float" office:value="130" calcext:value-type="float">
            <text:p>130</text:p>
          </table:table-cell>
          <table:table-cell table:formula="of:=[.F11] &amp; &quot; &lt;= e &lt; &quot; &amp; [.G11]" office:value-type="string" office:string-value="115 &lt;= e &lt; 130" calcext:value-type="string">
            <text:p>115 &lt;= e &lt; 130</text:p>
          </table:table-cell>
          <table:table-cell table:formula="of:=COUNTIFS([.B$2:.B$51];&quot;&gt;=&quot;&amp;[.F11]; [.B$2:.B$51];&quot;&lt;&quot;&amp;[.G11])" office:value-type="float" office:value="0" calcext:value-type="float">
            <text:p>0</text:p>
          </table:table-cell>
          <table:table-cell table:style-name="ce11" table:formula="of:=[.I11]/[.I$18]" office:value-type="float" office:value="0" calcext:value-type="float">
            <text:p>0.000</text:p>
          </table:table-cell>
          <table:table-cell table:style-name="ce12" table:formula="of:=[.J11]*100" office:value-type="float" office:value="0" calcext:value-type="float">
            <text:p>0.0</text:p>
          </table:table-cell>
          <table:table-cell table:formula="of:=[.L10]+[.I1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7"/>
          <table:table-cell table:formula="of:=[.F11]+[.F$3]" office:value-type="float" office:value="130" calcext:value-type="float">
            <text:p>130</text:p>
          </table:table-cell>
          <table:table-cell table:formula="of:=[.F12]+[.F$3]" office:value-type="float" office:value="145" calcext:value-type="float">
            <text:p>145</text:p>
          </table:table-cell>
          <table:table-cell table:formula="of:=[.F12] &amp; &quot; &lt;= e &lt; &quot; &amp; [.G12]" office:value-type="string" office:string-value="130 &lt;= e &lt; 145" calcext:value-type="string">
            <text:p>130 &lt;= e &lt; 145</text:p>
          </table:table-cell>
          <table:table-cell table:formula="of:=COUNTIFS([.B$2:.B$51];&quot;&gt;=&quot;&amp;[.F12]; [.B$2:.B$51];&quot;&lt;&quot;&amp;[.G12])" office:value-type="float" office:value="0" calcext:value-type="float">
            <text:p>0</text:p>
          </table:table-cell>
          <table:table-cell table:style-name="ce11" table:formula="of:=[.I12]/[.I$18]" office:value-type="float" office:value="0" calcext:value-type="float">
            <text:p>0.000</text:p>
          </table:table-cell>
          <table:table-cell table:style-name="ce12" table:formula="of:=[.J12]*100" office:value-type="float" office:value="0" calcext:value-type="float">
            <text:p>0.0</text:p>
          </table:table-cell>
          <table:table-cell table:formula="of:=[.L11]+[.I12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style-name="ce7"/>
          <table:table-cell table:formula="of:=[.F12]+[.F$3]" office:value-type="float" office:value="145" calcext:value-type="float">
            <text:p>145</text:p>
          </table:table-cell>
          <table:table-cell table:formula="of:=[.F13]+[.F$3]" office:value-type="float" office:value="160" calcext:value-type="float">
            <text:p>160</text:p>
          </table:table-cell>
          <table:table-cell table:formula="of:=[.F13] &amp; &quot; &lt;= e &lt; &quot; &amp; [.G13]" office:value-type="string" office:string-value="145 &lt;= e &lt; 160" calcext:value-type="string">
            <text:p>145 &lt;= e &lt; 160</text:p>
          </table:table-cell>
          <table:table-cell table:formula="of:=COUNTIFS([.B$2:.B$51];&quot;&gt;=&quot;&amp;[.F13]; [.B$2:.B$51];&quot;&lt;&quot;&amp;[.G13])" office:value-type="float" office:value="0" calcext:value-type="float">
            <text:p>0</text:p>
          </table:table-cell>
          <table:table-cell table:style-name="ce11" table:formula="of:=[.I13]/[.I$18]" office:value-type="float" office:value="0" calcext:value-type="float">
            <text:p>0.000</text:p>
          </table:table-cell>
          <table:table-cell table:style-name="ce12" table:formula="of:=[.J13]*100" office:value-type="float" office:value="0" calcext:value-type="float">
            <text:p>0.0</text:p>
          </table:table-cell>
          <table:table-cell table:formula="of:=[.L12]+[.I13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7"/>
          <table:table-cell table:formula="of:=[.F13]+[.F$3]" office:value-type="float" office:value="160" calcext:value-type="float">
            <text:p>160</text:p>
          </table:table-cell>
          <table:table-cell table:formula="of:=[.F14]+[.F$3]" office:value-type="float" office:value="175" calcext:value-type="float">
            <text:p>175</text:p>
          </table:table-cell>
          <table:table-cell table:formula="of:=[.F14] &amp; &quot; &lt;= e &lt; &quot; &amp; [.G14]" office:value-type="string" office:string-value="160 &lt;= e &lt; 175" calcext:value-type="string">
            <text:p>160 &lt;= e &lt; 175</text:p>
          </table:table-cell>
          <table:table-cell table:formula="of:=COUNTIFS([.B$2:.B$51];&quot;&gt;=&quot;&amp;[.F14]; [.B$2:.B$51];&quot;&lt;&quot;&amp;[.G14])" office:value-type="float" office:value="0" calcext:value-type="float">
            <text:p>0</text:p>
          </table:table-cell>
          <table:table-cell table:style-name="ce11" table:formula="of:=[.I14]/[.I$18]" office:value-type="float" office:value="0" calcext:value-type="float">
            <text:p>0.000</text:p>
          </table:table-cell>
          <table:table-cell table:style-name="ce12" table:formula="of:=[.J14]*100" office:value-type="float" office:value="0" calcext:value-type="float">
            <text:p>0.0</text:p>
          </table:table-cell>
          <table:table-cell table:formula="of:=[.L13]+[.I14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style-name="ce7"/>
          <table:table-cell table:formula="of:=[.F14]+[.F$3]" office:value-type="float" office:value="175" calcext:value-type="float">
            <text:p>175</text:p>
          </table:table-cell>
          <table:table-cell table:formula="of:=[.F15]+[.F$3]" office:value-type="float" office:value="190" calcext:value-type="float">
            <text:p>190</text:p>
          </table:table-cell>
          <table:table-cell table:formula="of:=[.F15] &amp; &quot; &lt;= e &lt; &quot; &amp; [.G15]" office:value-type="string" office:string-value="175 &lt;= e &lt; 190" calcext:value-type="string">
            <text:p>175 &lt;= e &lt; 190</text:p>
          </table:table-cell>
          <table:table-cell table:formula="of:=COUNTIFS([.B$2:.B$51];&quot;&gt;=&quot;&amp;[.F15]; [.B$2:.B$51];&quot;&lt;&quot;&amp;[.G15])" office:value-type="float" office:value="0" calcext:value-type="float">
            <text:p>0</text:p>
          </table:table-cell>
          <table:table-cell table:style-name="ce11" table:formula="of:=[.I15]/[.I$18]" office:value-type="float" office:value="0" calcext:value-type="float">
            <text:p>0.000</text:p>
          </table:table-cell>
          <table:table-cell table:style-name="ce12" table:formula="of:=[.J15]*100" office:value-type="float" office:value="0" calcext:value-type="float">
            <text:p>0.0</text:p>
          </table:table-cell>
          <table:table-cell table:formula="of:=[.L14]+[.I15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Total:</text:p>
          </table:table-cell>
          <table:table-cell table:formula="of:=SUM([.I6:.I15])" office:value-type="float" office:value="18" calcext:value-type="float">
            <text:p>18</text:p>
          </table:table-cell>
          <table:table-cell table:formula="of:=SUM([.J6:.J15])" office:value-type="float" office:value="1" calcext:value-type="float">
            <text:p>1</text:p>
          </table:table-cell>
          <table:table-cell table:formula="of:=SUM([.K6:.K15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 table:number-rows-repeated="32">
          <table:table-cell table:number-columns-repeated="12"/>
        </table:table-row>
        <table:table-row table:style-name="ro1">
          <table:table-cell office:value-type="string" calcext:value-type="string">
            <text:p>Contagem:</text:p>
          </table:table-cell>
          <table:table-cell table:style-name="Default" table:formula="of:=COUNTIF([.B2:.B51]; &quot;&lt;&gt;0&quot;)" office:value-type="float" office:value="18" calcext:value-type="float">
            <text:p>18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in:</text:p>
          </table:table-cell>
          <table:table-cell table:style-name="Default" table:formula="of:=MIN([.B2:.B51])" office:value-type="float" office:value="40" calcext:value-type="float">
            <text:p>4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ax:</text:p>
          </table:table-cell>
          <table:table-cell table:style-name="ce4" table:formula="of:=MAX([.B2:.B51])" office:value-type="float" office:value="112" calcext:value-type="float">
            <text:p>112</text:p>
          </table:table-cell>
          <table:table-cell table:style-name="ce4"/>
          <table:table-cell table:number-columns-repeated="9"/>
        </table:table-row>
      </table:table>
      <table:named-expressions/>
      <table:database-ranges>
        <table:database-range table:name="__Anonymous_Sheet_DB__0" table:target-range-address="escores.B2:escores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3:03:29.732699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3:50:25.139487490</meta:creation-date>
    <dc:date>2018-08-09T13:22:56.754154185</dc:date>
    <meta:editing-duration>PT4H56M16S</meta:editing-duration>
    <meta:editing-cycles>66</meta:editing-cycles>
    <meta:generator>LibreOffice/5.1.6.2$Linux_X86_64 LibreOffice_project/10m0$Build-2</meta:generator>
    <meta:document-statistic meta:table-count="2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plot-area chart:style-name="ch3" table:cell-range-address="frequencia.H6:frequencia.I15 frequencia.I5:frequencia.I5" chart:data-source-has-labels="both" svg:x="1.331cm" svg:y="1.275cm" svg:width="14.349cm" svg:height="6.564cm">
          <chartooo:coordinate-region svg:x="2.18cm" svg:y="1.275cm" svg:width="13.5cm" svg:height="4.169cm"/>
          <chart:axis chart:dimension="x" chart:name="primary-x" chart:style-name="ch4" chartooo:axis-type="auto">
            <chartooo:date-scale/>
            <chart:title svg:x="7.866cm" svg:y="8.019cm" chart:style-name="ch5">
              <text:p>Classes</text:p>
            </chart:title>
            <chart:categories table:cell-range-address="frequencia.H6:frequencia.H15"/>
          </chart:axis>
          <chart:axis chart:dimension="y" chart:name="primary-y" chart:style-name="ch6">
            <chart:title svg:x="0.451cm" svg:y="5.514cm" chart:style-name="ch7">
              <text:p>Frequências</text:p>
            </chart:title>
            <chart:grid chart:style-name="ch8" chart:class="major"/>
          </chart:axis>
          <chart:series chart:style-name="ch9" chart:values-cell-range-address="frequencia.I6:frequencia.I15" chart:label-cell-address="frequencia.I5:frequencia.I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ia</text:p>
                <draw:g>
                  <svg:desc>frequencia.I5:frequencia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 &lt;= e &lt; 55</text:p>
                <draw:g>
                  <svg:desc>frequencia.H6:frequencia.H15</svg:desc>
                </draw:g>
              </table:table-cell>
              <table:table-cell office:value-type="float" office:value="1">
                <text:p>1</text:p>
                <draw:g>
                  <svg:desc>frequencia.I6:frequencia.I15</svg:desc>
                </draw:g>
              </table:table-cell>
            </table:table-row>
            <table:table-row>
              <table:table-cell office:value-type="string">
                <text:p>55 &lt;= e &lt; 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 &lt;= e &lt; 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 &lt;= e &lt; 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 &lt;= e &lt; 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 &lt;= e &lt; 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 &lt;= e &lt; 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 &lt;= e &lt; 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 &lt;= e &lt; 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 &lt;= e &lt; 1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